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center"/>
    </style:style>
    <style:style style:name="P9" style:family="paragraph" style:parent-style-name="Standard" style:list-style-name="L1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Courier New"/>
    </style:style>
    <style:style style:name="T2" style:family="text">
      <style:text-properties style:font-name="Courier 10 Pitch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text-position="super 64%"/>
    </style:style>
    <style:style style:name="T5" style:family="text">
      <style:text-properties style:font-name="Times New Roman" style:font-name-asian="DejaVu Sans" style:font-name-complex="DejaVu Sans"/>
    </style:style>
    <text:list-style style:name="L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a przygotowane przez Piotra Chrząstowskiego-Wachtla wraz z wytycznymi ich oceniania w semestrze zimowym 2011/12. </text:p>
      <text:p text:style-name="P2"/>
      <text:p text:style-name="P2">Zadanie 1</text:p>
      <text:p text:style-name="P2">W urnach numerowanych od 1 do 2n+1 znajdują się n+1 żetonów czerwonych i n żetonów białych ułożonych we flagę polską - najpierw czerwone, a potem białe. Mając do dyspozycji funkcję Z(i,j) zamieniającą <text:s text:c="2"/>miejscami urnę i-tą z j-tą doprowadź do tego, aby żadne dwa żetony tego samego koloru nie sąsiadowały ze sobą. Napisz stosowny algorytm oraz podaj niezmiennik głównej pętli. </text:p>
      <text:p text:style-name="P2"/>
      <text:p text:style-name="P2">Uwaga: robot wykonujący zamiany może się zepsuć, jeśli którykolwiek z argumentów funkcji Z będzie spoza zakresu {1,...,2n+1} lub jeśli każemy mu zamienić urny o tym samym numerze. Załóż, że n&gt;=0. </text:p>
      <text:p text:style-name="P2"/>
      <text:p text:style-name="Standard"/>
      <text:p text:style-name="Standard">Oczekujemy rozwiązania liniowego. <text:s/>Wystarczy w pętli przejść po parzystych indeksach mniejszych od n+1 i zamieniać z nimi po kolei żetony znajdujące się w na pozycjach nieparzystych idąc od końca. Zatem wystarczy n/2 zamian. Za algorytmy kwadratowe obcinamy 4 punkty. Zwracamy uwagę na przypadki szczególne, czyli n=0, kiedy to algorytm nie powinien wejść w pętlę ani razu oraz na wszelkie przypadki przekroczenia zakresu. Za błąd przy n=0 proponuję odjąć 2 punkty, za błąd przy przekroczeniu zakresu lub niedozwolonej zamianie identycznych urn proponuję odjąć 3 punkty.</text:p>
      <text:p text:style-name="Standard"/>
      <text:p text:style-name="Standard"/>
      <text:p text:style-name="Standard"/>
      <text:p text:style-name="P2">Zadanie 2</text:p>
      <text:p text:style-name="P2">Napisz funkcję <text:s/><text:span text:style-name="T1">ilezer(n:Integer):Integer </text:span><text:s text:c="2"/>(lub fragment programu nadający zmiennej <text:span text:style-name="T1">ilezer</text:span> stosowną wartość), która obliczy iloma zerami kończy się liczba n! <text:s/>Możesz korzystać z funkcji div i mod, które wyznaczają odpowiednio wynik i resztę z dzielenia</text:p>
      <text:p text:style-name="P2">Uzasadnij rozwiązanie. Podpisz kartkę z rozwiązaniem podając inicjały prowadzącego ćwiczenia.</text:p>
      <text:p text:style-name="P2"/>
      <text:p text:style-name="P2"/>
      <text:p text:style-name="Standard">Do sprawnego rozwiązania tego zadania wystarczy zauważyć, że zera na końcu n! pochodzą wyłącznie z iloczynów dwójek i piątek występujących w rozkładach na czynniki pierwsze liczb nieprzekraczających n, przy czym tych dwójek na pewno jest co najmniej tyle, co piątek. Pytanie o liczbę zer sprowadza się więc do pytania o liczbę piątek w rozkładach wszystkich liczb &lt;=n. Liczb takich podzielnych, więc mających co najmniej jedną piątkę w rozkładzie na czynniki pierwsze, jest <text:s/>n div 5, liczb które mają co najmniej 2 piątki jest n div 25, czyli (n div 5) div 5 itd. Zatem rozwiązanie tego zadania sprowadza się do prostej pętli </text:p>
      <text:p text:style-name="Standard">s:=0;</text:p>
      <text:p text:style-name="Standard">while n&gt;0 do </text:p>
      <text:p text:style-name="Standard"><text:s text:c="3"/>n:=n div 5; </text:p>
      <text:p text:style-name="Standard"><text:s text:c="3"/>s:=s+n</text:p>
      <text:p text:style-name="Standard">end</text:p>
      <text:p text:style-name="Standard">i s jest wynikiem. </text:p>
      <text:p text:style-name="Standard">Koszt tego rowiązania jest logarytmiczny względem n. </text:p>
      <text:p text:style-name="Standard"/>
      <text:p text:style-name="Standard">Nieco gorszym pomysłem jest dzielenie każdej liczby nieprzekraczającej n tak długo, jak długo jest podzielna przez 5. Daje nam to koszt liniowy i powoduje utratę 3 punktów. </text:p>
      <text:p text:style-name="Standard"/>
      <text:p text:style-name="Standard">Najgorszym z poprawnych rozwiązań jest wpierw liczenie silni, a później dzielenie przez 10 dopóki się da. </text:p>
      <text:p text:style-name="Standard"/>
      <text:p text:style-name="Standard">Trzeba zwrócić uwagę na błędne algorytmy pierwszego bądź drugiego typu, w których zamiast przez 5 studenci będą dzielić przez 10. Nie uzyskają w ten sposób dziesiątek powstałych przez przemnożenie parzystej liczby liczby nieposiadającej żadnej piątki przez liczbę nieparzystą podzielną przez 5, jak np. 2 i 5 przemnożone przez siebie dają wkład dziesiątki do silni, mimo iż w rozkładzie żadnej z nich dziesiątka nie występuje. </text:p>
      <text:p text:style-name="Standard"/>
      <text:p text:style-name="Standard"/>
      <text:p text:style-name="P2"/>
      <text:p text:style-name="P2">Zadanie 3</text:p>
      <text:p text:style-name="P2">W urnach numerowanych od 1 do n (dla n&gt;0) znajdują się żetony białe, czerwone lub niebieskie. Napisz funkcję <text:span text:style-name="T2">ZaniebieszczoneTrójki(n:Integer):Boolean,</text:span> która przyjmie wartość true wtedy i tylko wtedy gdy w każdej trójce kolejnych (sąsiednich) urn znajduje się choć jeden niebieski żeton. Masz do dyspozycji funkcję <text:span text:style-name="T2">Kol(i)</text:span>, która przyjmuje jedną z wartości ze zbioru <text:span text:style-name="T2">{biały, czerwony, niebieski}</text:span>, ale której wywołanie jest <text:s/>drogie. Napisz stosowny algorytm oraz podaj niezmiennik pętli. Podaj też liczbę wywołań funkcji <text:span text:style-name="T2">Kol</text:span>. Pamiętaj o możliwej awarii robota, gdy wywołanie funkcji <text:span text:style-name="T2">Kol</text:span> będzie spoza zakresu [1..n].</text:p>
      <text:p text:style-name="Standard"/>
      <text:p text:style-name="Standard">Rozwiązanie wzorcowe tego zadania polega na obliczeniu liczby niebieskich żetonów w pierwszej trójce, a następnie badanie kolejnych trójek przez dodanie jednego elementu z przodu i odjęcie z tyłu, bez konieczności przeliczania dla nowego trójelementowego segmentu liczby niebieskich żetonów od początku. </text:p>
      <text:p text:style-name="Standard"/>
      <text:p text:style-name="Standard">Jako lekką usterkę proponuję przyjąć niezauważenie, że dla n&lt;3 nie trzeba niczego nie obliczać, tylko podać wartość true. Zła inicjalizacja lub pominięcie tego przypadku powinno skutkować odjęciem jednego punktu. </text:p>
      <text:p text:style-name="Standard"/>
      <text:p text:style-name="Standard">Jako poważniejszy błąd, za 3 punkty, proponuję jak zwykle traktować przekroczenie zakresu. </text:p>
      <text:p text:style-name="Standard"/>
      <text:p text:style-name="Standard">Również jako usterkę będziemy traktować nieprzerwanie obliczeń w momencie znalezienia pierwszej trójki niespełniającej warunku zadania. </text:p>
      <text:p text:style-name="Standard"/>
      <text:p text:style-name="Standard">Jako niewielką usterkę traktujemy wychodzenie z pętli za pomocą instrukcji typu break, halt, exit itp. W naturalny sposób rzutuje ona na niezmiennik, który zazwyczaj w takich przypadkach jest fałszywy lub nieobecny. </text:p>
      <text:p text:style-name="Standard"/>
      <text:p text:style-name="Standard">Brak uzasadnienia tym razem też powinien kosztować 3 punkty, z tym że jeśli niezmiennik będzie podany w języku naturalnym, nie należy uważać tego za usterkę. . </text:p>
      <text:p text:style-name="P3"/>
      <text:p text:style-name="P3"/>
      <text:p text:style-name="P3"/>
      <text:p text:style-name="P3"/>
      <text:p text:style-name="P4">Zadanie nr 5. <text:tab/><text:tab/><text:tab/><text:tab/><text:tab/><text:tab/><text:tab/><text:tab/><text:tab/> </text:p>
      <text:p text:style-name="P4"/>
      <text:p text:style-name="P4">Dany jest typ <text:span text:style-name="T2">tab = array [1..n] of Integer</text:span> i dwie tablice <text:span text:style-name="T2">A</text:span> i <text:span text:style-name="T2">B</text:span> tego typu. Tablica <text:span text:style-name="T2">A</text:span> jest  posortowana niemalejąco, a tablica <text:span text:style-name="T2">B </text:span>nierosnąco i obie zawierają wyłącznie zera lub jedynki. Napisz funkcję <text:span text:style-name="T2">tasama(const A,B:tab):Boolean</text:span>, która przyjmie wartość <text:span text:style-name="T2">true</text:span> wtedy i tylko wtedy gdy istnieje taki indeks <text:span text:style-name="T2">i,</text:span> że <text:span text:style-name="T2">1&lt;=i&lt;=n </text:span>oraz <text:span text:style-name="T2">A[i]=B[i]</text:span>. Odpowiedź uzasadnij i podaj koszt pesymistyczny wykonania funkcji w zależności od <text:span text:style-name="T2">n</text:span>. </text:p>
      <text:p text:style-name="P4"/>
      <text:p text:style-name="P3">Takiego indeksu nie ma tylko wtedy, gdy jedna z tablic jest negatywem drugiej. Wystarczy zatem za pomocą wyszukiwania binarnego znaleźć granicę między zerami i jedynkami (indeks ostatniego zera) w <text:s/>tablicy A, a następnie sprawdzić, czy pod tym indeksem w tablicy B jest zero i jeśli nie, to czy w kolejnym indeksie w B jest jedynka. <text:s/>Trudnością w tym zadaniu jest poradzenie sobie z przypadkami szczególnymi: kiedy n=1, kiedy nie ma jedynek w tablicy A, zatem następny po ostatnim wystąpieniu zera indeks nie istnieje. No i oczywiście trzeba pilnować tego, żeby nie robić tego liniowo. </text:p>
      <text:p text:style-name="P4"/>
      <text:p text:style-name="P5">Tak jak zwykle, nieuwzględnienie przypadku n=1 to 1 punkt straty. <text:s/>Wyjście poza zakres tablicy, to minus 3 punkty. Nieprzerwanie pętli, gdy wynik jest już znany, -2 punkty. Rozwiązanie liniowe zamiast logarytmicznego -4 punkty. </text:p>
      <text:p text:style-name="P5"/>
      <text:p text:style-name="P5">Brak komentarza uzasadniającego -2 punkty, brak podania kosztu lub jego błędne wyznaczenie <text:s/>-1. </text:p>
      <text:p text:style-name="P5"/>
      <text:p text:style-name="P5"/>
      <text:p text:style-name="P6">Zadanie nr 7. <text:tab/><text:tab/><text:tab/><text:tab/><text:tab/><text:tab/><text:tab/><text:tab/><text:tab/>7.12.2011</text:p>
      <text:p text:style-name="P6"/>
      <text:p text:style-name="P6">W dwóch tablicach A,B:array[0..n] of 0..1 znajdują się bity rozwinięcia dwójkowego dwóch liczb całkowitych zapisanych w układzie uzupełnieniowym do 2 (czyli U2) dla pewnego n<text:span text:style-name="T3">≥</text:span>0, przy czym bit [n] odpowiada znakowi, a bity [k] wartościom 2<text:span text:style-name="T4">k</text:span> dla 0<text:span text:style-name="T3">≤</text:span><text:span text:style-name="T5">k</text:span>&lt;n. </text:p>
      <text:p text:style-name="P6">Napisz funkcję mniejsze(const A,B:array[0..n] of 0..1):Boolean, która przyjmie wartość true wtedy i tylko wtedy, gdy liczba reprezentowana przez A jest mniejsza niż liczba reprezentowana przez B. </text:p>
      <text:p text:style-name="P5"/>
      <text:p text:style-name="P5">Dość standardowe zadanie. Zaczynamy od sprawdzenia bitu znaku. Jeśli są różne, to wiadomo która z liczb jest większa – tak, która ma w pierwszym bicie zero. Jeśli są takie same, to wystarczy znaleźć pierwszą od lewej różnicę bitów i ta liczba, która ma jedynkę na tej pozycji jest większa. Znak liczby nie ma tu znaczenia. </text:p>
      <text:p text:style-name="P5"/>
      <text:p text:style-name="P5">Rzecz jasna typowym błędem będzie nieuwzględnienie sytuacji równych liczb. Wtedy zazwyczaj albo spodziewane jest wyjście poza zakres (-3p) albo podanie błędnego wyniku (powinien być fałsz). </text:p>
      <text:p text:style-name="P5"/>
      <text:p text:style-name="P5">Próby zamiany liczb na wartość typu integer i skorzystanie ze standardowej funkcji porównującej wartości jest uznawane za poważną usterkę (-5p). </text:p>
      <text:p text:style-name="P5"/>
      <text:p text:style-name="P6">Zadanie nr 8. <text:tab/><text:tab/><text:tab/><text:tab/><text:tab/><text:tab/><text:tab/><text:tab/><text:tab/>21.12.2011</text:p>
      <text:p text:style-name="P6"/>
      <text:p text:style-name="P6">Dany jest typ <text:span text:style-name="T2">tablica = array[1..n] of Integer</text:span> (n&gt;0) oraz typ <text:span text:style-name="T2">lista</text:span> zdefiniowany jak na wykładzie. Tablica <text:span text:style-name="T2">A</text:span> zawiera liczby całkowite posortowane niemalejąco. Napisz funkcję </text:p>
      <text:p text:style-name="P7">tylkonieparzyste(const A:tablica):lista,</text:p>
      <text:p text:style-name="P6">która utworzy posortowaną rosnąco listę wszystkich nieparzystych wartości z tablicy <text:span text:style-name="T2">A</text:span>. </text:p>
      <text:p text:style-name="P5"/>
      <text:p text:style-name="P5">Zadanie sprawdza, czy studenci opanowali podstawowe działania na listach. Listę tworzymy tylko z elementów, które są nieparzyste i które wcześniej w tej liście nie wystąpiły. Szczególne przypadki zawierają sytuacje, w których wszystkie elementy tablicy A są parzyste; lista wtedy powinna stać się pusta. Musimy też poradzić sobie z warunkiem sprawdzania badanego elementu, czy nie wystąpił on w liście wcześniej. Najprościej zapewne zrobić to za pomocą atrapy, do której można wpisać wartość 0 – jako parzyste da odpowiedź fałsz przy zapytaniu czy pierwsza z nieparzystych wartości już wystąpiła. </text:p>
      <text:p text:style-name="P5"/>
      <text:p text:style-name="P5">Następnie ustawiając koniec listy na atrapie badać kolejne elementy tablicy A <text:s/>(pętla for) i w przypadku napotkania liczby nieparzystej, której wartość jest różna od tej w końcu listy, dodania jej do końca listy i zmienienia wartości tego końca na nową wartość. </text:p>
      <text:p text:style-name="P5"/>
      <text:p text:style-name="P5">Po wyjściu z pętli można już (raz!) ustawić wartość nil kończącą całą zabawę. </text:p>
      <text:p text:style-name="P5"/>
      <text:p text:style-name="P5">Oczywiście dobre będą też rozwiązania, w których ostatnio widzianą wartość zapamiętamy nie na końcu listy, lecz na osobnej zmiennej typu Integer. </text:p>
      <text:p text:style-name="P5"/>
      <text:p text:style-name="P5"/>
      <text:p text:style-name="P5">Do małych usterek (-1) zaliczam <text:s/>ustawianie nila za każdym razem. Do większych (-2) nieporadzenie sobie z przypadkiem pustej listy jako wynikowej oraz (-3) odwoływanie się <text:s/>do nieistniejących wartości. </text:p>
      <text:p text:style-name="P5"/>
      <text:p text:style-name="P5">Ustawianie specjalnej flagi rozstrzygającej, czy w liście jest już jakiś nieparzysty element, czy też po raz pierwszy będziemy coś do listy wstawiali i pisanie osobnych kodów dla tych dwóch przypadków uznaję za poprawne, choć dość obskurne rozwiązanie, za które jednak bym nie karał. </text:p>
      <text:p text:style-name="P5"/>
      <text:p text:style-name="P5"/>
      <text:p text:style-name="P5"/>
      <text:p text:style-name="P6">Zadanie nr 9. <text:tab/><text:tab/><text:tab/><text:tab/><text:tab/><text:tab/><text:tab/><text:tab/><text:tab/>4.01.2012</text:p>
      <text:p text:style-name="P6">Napisz procedurę kopia2(l:lista; var l2:lista2), tworzącą <text:s/>dwukierunkową listę która zawiera te same wartości, co dana lista l. Przykładowo dla listy <text:s/>zawierającej dwie wartości 3 i 7 powinna powstać osobna lista l2 zawierająca te same wartości, jak na rysunku poniżej. </text:p>
      <text:p text:style-name="P6"/>
      <text:p text:style-name="P5"><draw:rect text:anchor-type="paragraph" draw:z-index="0" draw:style-name="gr1" draw:text-style-name="P8" svg:width="1.456cm" svg:height="0.795cm" svg:x="0.76cm" svg:y="0.369cm"><text:p text:style-name="P8">3</text:p></draw:rect><draw:line text:anchor-type="paragraph" draw:z-index="1" draw:style-name="gr2" draw:text-style-name="P8" svg:x1="1.845cm" svg:y1="0.369cm" svg:x2="1.845cm" svg:y2="1.163cm"><text:p/></draw:line><draw:rect text:anchor-type="paragraph" draw:z-index="2" draw:style-name="gr1" draw:text-style-name="P8" svg:width="1.456cm" svg:height="0.795cm" svg:x="2.824cm" svg:y="0.369cm"><text:p text:style-name="P8">7</text:p></draw:rect><draw:line text:anchor-type="paragraph" draw:z-index="3" draw:style-name="gr2" draw:text-style-name="P8" svg:x1="3.909cm" svg:y1="0.369cm" svg:x2="3.909cm" svg:y2="1.163cm"><text:p/></draw:line><draw:line text:anchor-type="paragraph" draw:z-index="5" draw:style-name="gr2" draw:text-style-name="P8" svg:x1="2.559cm" svg:y1="0.448cm" svg:x2="2.824cm" svg:y2="0.713cm"><text:p/></draw:line><draw:line text:anchor-type="paragraph" draw:z-index="6" draw:style-name="gr2" draw:text-style-name="P8" svg:x1="2.533cm" svg:y1="0.978cm" svg:x2="2.824cm" svg:y2="0.713cm"><text:p/></draw:line><draw:line text:anchor-type="paragraph" draw:z-index="8" draw:style-name="gr2" draw:text-style-name="P8" svg:x1="4.597cm" svg:y1="0.739cm" svg:x2="4.623cm" svg:y2="1.665cm"><text:p/></draw:line><draw:line text:anchor-type="paragraph" draw:z-index="9" draw:style-name="gr2" draw:text-style-name="P8" svg:x1="4.173cm" svg:y1="1.586cm" svg:x2="5.099cm" svg:y2="1.612cm"><text:p/></draw:line><draw:line text:anchor-type="paragraph" draw:z-index="10" draw:style-name="gr2" draw:text-style-name="P8" svg:x1="4.359cm" svg:y1="1.824cm" svg:x2="4.915cm" svg:y2="1.824cm"><text:p/></draw:line><draw:line text:anchor-type="paragraph" draw:z-index="11" draw:style-name="gr2" draw:text-style-name="P8" svg:x1="4.517cm" svg:y1="2.088cm" svg:x2="4.729cm" svg:y2="2.088cm"><text:p/></draw:line><draw:line text:anchor-type="paragraph" draw:z-index="12" draw:style-name="gr2" draw:text-style-name="P8" svg:x1="0.628cm" svg:y1="1.824cm" svg:x2="1.051cm" svg:y2="1.295cm"><text:p/></draw:line><draw:line text:anchor-type="paragraph" draw:z-index="13" draw:style-name="gr2" draw:text-style-name="P8" svg:x1="0.84cm" svg:y1="1.295cm" svg:x2="1.052cm" svg:y2="1.295cm"><text:p/></draw:line><draw:line text:anchor-type="paragraph" draw:z-index="14" draw:style-name="gr2" draw:text-style-name="P8" svg:x1="1.051cm" svg:y1="1.613cm" svg:x2="1.051cm" svg:y2="1.295cm"><text:p/></draw:line><draw:frame text:anchor-type="paragraph" draw:z-index="15" draw:style-name="gr3" svg:width="0.345cm" svg:height="1.059cm" svg:x="0.443cm" svg:y="1.797cm"><draw:text-box><text:p>l</text:p></draw:text-box></draw:frame><draw:rect text:anchor-type="paragraph" draw:z-index="16" draw:style-name="gr1" draw:text-style-name="P8" svg:width="1.456cm" svg:height="0.795cm" svg:x="9.359cm" svg:y="0.268cm"><text:p text:style-name="P8">3</text:p></draw:rect><draw:rect text:anchor-type="paragraph" draw:z-index="17" draw:style-name="gr1" draw:text-style-name="P8" svg:width="1.509cm" svg:height="0.821cm" svg:x="11.979cm" svg:y="0.316cm"><text:p text:style-name="P8">7</text:p></draw:rect><draw:line text:anchor-type="paragraph" draw:z-index="18" draw:style-name="gr2" draw:text-style-name="P8" svg:x1="9.729cm" svg:y1="0.268cm" svg:x2="9.703cm" svg:y2="1.062cm"><text:p/></draw:line><draw:line text:anchor-type="paragraph" draw:z-index="19" draw:style-name="gr2" draw:text-style-name="P8" svg:x1="10.391cm" svg:y1="0.268cm" svg:x2="10.391cm" svg:y2="1.062cm"><text:p/></draw:line><draw:line text:anchor-type="paragraph" draw:z-index="20" draw:style-name="gr2" draw:text-style-name="P8" svg:x1="12.375cm" svg:y1="0.316cm" svg:x2="12.375cm" svg:y2="1.136cm"><text:p/></draw:line><draw:line text:anchor-type="paragraph" draw:z-index="21" draw:style-name="gr2" draw:text-style-name="P8" svg:x1="13.09cm" svg:y1="0.316cm" svg:x2="13.09cm" svg:y2="1.136cm"><text:p/></draw:line><draw:line text:anchor-type="paragraph" draw:z-index="25" draw:style-name="gr2" draw:text-style-name="P8" svg:x1="10.603cm" svg:y1="0.448cm" svg:x2="11.979cm" svg:y2="0.474cm"><text:p/></draw:line><draw:line text:anchor-type="paragraph" draw:z-index="26" draw:style-name="gr2" draw:text-style-name="P8" svg:x1="11.767cm" svg:y1="0.289cm" svg:x2="11.979cm" svg:y2="0.474cm"><text:p/></draw:line><draw:line text:anchor-type="paragraph" draw:z-index="27" draw:style-name="gr2" draw:text-style-name="P8" svg:x1="11.767cm" svg:y1="0.66cm" svg:x2="11.979cm" svg:y2="0.448cm"><text:p/></draw:line></text:p>
      <text:p text:style-name="P5"><draw:line text:anchor-type="paragraph" draw:z-index="4" draw:style-name="gr2" draw:text-style-name="P8" svg:x1="2.004cm" svg:y1="0.226cm" svg:x2="2.824cm" svg:y2="0.226cm"><text:p/></draw:line><draw:line text:anchor-type="paragraph" draw:z-index="7" draw:style-name="gr2" draw:text-style-name="P8" svg:x1="4.094cm" svg:y1="0.252cm" svg:x2="4.597cm" svg:y2="0.252cm"><text:p/></draw:line><draw:line text:anchor-type="paragraph" draw:z-index="22" draw:style-name="gr2" draw:text-style-name="P8" svg:x1="12.19cm" svg:y1="0.411cm" svg:x2="10.814cm" svg:y2="0.411cm"><text:p/></draw:line><draw:line text:anchor-type="paragraph" draw:z-index="23" draw:style-name="gr2" draw:text-style-name="P8" svg:x1="10.999cm" svg:y1="0.57cm" svg:x2="10.814cm" svg:y2="0.411cm"><text:p/></draw:line><draw:line text:anchor-type="paragraph" draw:z-index="24" draw:style-name="gr2" draw:text-style-name="P8" svg:x1="11.079cm" svg:y1="0.173cm" svg:x2="10.814cm" svg:y2="0.411cm"><text:p/></draw:line><draw:line text:anchor-type="paragraph" draw:z-index="28" draw:style-name="gr2" draw:text-style-name="P8" svg:x1="13.275cm" svg:y1="0.226cm" svg:x2="13.936cm" svg:y2="0.252cm"><text:p/></draw:line><draw:line text:anchor-type="paragraph" draw:z-index="29" draw:style-name="gr2" draw:text-style-name="P8" svg:x1="9.544cm" svg:y1="0.199cm" svg:x2="8.909cm" svg:y2="0.173cm"><text:p/></draw:line><draw:line text:anchor-type="paragraph" draw:z-index="34" draw:style-name="gr2" draw:text-style-name="P8" svg:x1="8.909cm" svg:y1="0.173cm" svg:x2="8.883cm" svg:y2="1.152cm"><text:p/></draw:line><draw:line text:anchor-type="paragraph" draw:z-index="38" draw:style-name="gr2" draw:text-style-name="P8" svg:x1="13.936cm" svg:y1="0.252cm" svg:x2="13.91cm" svg:y2="1.205cm"><text:p/></draw:line></text:p>
      <text:p text:style-name="P5"><draw:line text:anchor-type="paragraph" draw:z-index="30" draw:style-name="gr2" draw:text-style-name="P8" svg:x1="10.047cm" svg:y1="0.824cm" svg:x2="9.915cm" svg:y2="0.088cm"><text:p/></draw:line><draw:line text:anchor-type="paragraph" draw:z-index="31" draw:style-name="gr2" draw:text-style-name="P8" svg:x1="9.756cm" svg:y1="0.374cm" svg:x2="9.915cm" svg:y2="0.088cm"><text:p/></draw:line><draw:line text:anchor-type="paragraph" draw:z-index="32" draw:style-name="gr2" draw:text-style-name="P8" svg:x1="10.18cm" svg:y1="0.241cm" svg:x2="9.915cm" svg:y2="0.088cm"><text:p/></draw:line></text:p>
      <text:p text:style-name="P5"><draw:line text:anchor-type="paragraph" draw:z-index="35" draw:style-name="gr2" draw:text-style-name="P8" svg:x1="8.195cm" svg:y1="0.205cm" svg:x2="9.306cm" svg:y2="0.205cm"><text:p/></draw:line><draw:line text:anchor-type="paragraph" draw:z-index="36" draw:style-name="gr2" draw:text-style-name="P8" svg:x1="8.354cm" svg:y1="0.443cm" svg:x2="9.095cm" svg:y2="0.443cm"><text:p/></draw:line><draw:line text:anchor-type="paragraph" draw:z-index="39" draw:style-name="gr2" draw:text-style-name="P8" svg:x1="13.354cm" svg:y1="0.31cm" svg:x2="14.598cm" svg:y2="0.336cm"><text:p/></draw:line></text:p>
      <text:p text:style-name="P5"><draw:frame text:anchor-type="paragraph" draw:z-index="33" draw:style-name="gr4" svg:width="0.715cm" svg:height="0.532cm" svg:x="9.862cm" svg:y="0.035cm"><draw:text-box><text:p>l2</text:p></draw:text-box></draw:frame><draw:line text:anchor-type="paragraph" draw:z-index="37" draw:style-name="gr2" draw:text-style-name="P8" svg:x1="8.856cm" svg:y1="0.22cm" svg:x2="8.565cm" svg:y2="0.22cm"><text:p/></draw:line><draw:line text:anchor-type="paragraph" draw:z-index="40" draw:style-name="gr2" draw:text-style-name="P8" svg:x1="13.751cm" svg:y1="0.406cm" svg:x2="13.989cm" svg:y2="0.406cm"><text:p/></draw:line><draw:line text:anchor-type="paragraph" draw:z-index="41" draw:style-name="gr2" draw:text-style-name="P8" svg:x1="13.46cm" svg:y1="0.088cm" svg:x2="14.333cm" svg:y2="0.088cm"><text:p/></draw:line></text:p>
      <text:p text:style-name="P5"/>
      <text:p text:style-name="P5"/>
      <text:p text:style-name="P5">Zadanie bardzo techniczne, które nie powinno stworzyć zbyt dużych problemów algorytmicznych. Tak jak zwykle, spodziewam się kłopotów z listą pustą (-1), ze złą inicjalizacją wskaźników, która może spowodować w szczególności nieustawienie najbardziej lewego wskaźnika do nila (-2). </text:p>
      <text:p text:style-name="P5"/>
      <text:p text:style-name="P5">Też łatwo jest zgubić dowiązanie do pierwszego elementu, który ma być wynikiem całej procedury powodujące zły wynik (-3) lub konieczność powrotu po lewych dowiązaniach do pierrwszego elementu, w którym już byliśmy (-2).</text:p>
      <text:p text:style-name="P5"/>
      <text:p text:style-name="P5">Dość surowo należy ocenić błędy przy manipulowaniu wskaźnikami – jeśli zgubimy jakąś wartość, np. rozrywając listę, to powinno się za taki błąd odjąć co najmniej 5 punktów. </text:p>
      <text:p text:style-name="P5"/>
      <text:list text:style-name="L1">
        <text:list-header>
          <text:p text:style-name="P9"/>
        </text:list-header>
      </text:list>
      <text:p text:style-name="P6">Zadanie nr <text:s/>10 <text:tab/><text:tab/><text:tab/><text:tab/><text:tab/><text:tab/><text:tab/><text:tab/><text:tab/>18.01.2011</text:p>
      <text:p text:style-name="Standard">W pliku o nazwie s, zawierającym liczby rzeczywiste, znajdują się wartości pewnego kopca, który był reprezentowany w tablicy. Dane w pliku odpowiadają kolejnym elementom tablicy. Napisz funkcję UtworzKopiec(var s:string):drzewo, która utworzy drzewo binarne reprezentujące kopiec dany w pliku o nazwie s. <text:s/></text:p>
      <text:p text:style-name="P5"/>
      <text:p text:style-name="P5"/>
      <text:p text:style-name="P5">Rozwiązanie wzorcowe polega na napisaniu dość prostej funkcji rekurencyjnej. Analogiczna funkcja dla tablicy, powinna być wywołana od parametru k (indeksu tablicy) utworzy kopiec podwieszony pod tym elementem i wskaźnik do niego przekaże jako wynik. Prosty obieg postfiksowy powinien dać taki mniej więcej kod. </text:p>
      <text:p text:style-name="P5"/>
      <text:p text:style-name="P5">function TworzkopiecZTablicy(k:Integer):drzewo;</text:p>
      <text:p text:style-name="P5">var d:drzewo;</text:p>
      <text:p text:style-name="P5">begin</text:p>
      <text:p text:style-name="P5"><text:s/>if k&gt;n then Tworzkopiec:=nil</text:p>
      <text:p text:style-name="P5"><text:s/>else begin</text:p>
      <text:p text:style-name="P5"><text:s text:c="3"/>new(d);</text:p>
      <text:p text:style-name="P5"><text:s text:c="3"/>d^.w:=A[k];</text:p>
      <text:p text:style-name="P5"><text:s text:c="3"/>d^.lsyn:=Tworzkopiec(2*k);</text:p>
      <text:p text:style-name="P5"><text:s text:c="3"/>d^.psyn:=Tworzkopiec(2*k+1);</text:p>
      <text:p text:style-name="P5"><text:s text:c="3"/>Tworzkopiec:=d;</text:p>
      <text:p text:style-name="P5"><text:s/>end</text:p>
      <text:p text:style-name="P5">end</text:p>
      <text:p text:style-name="P5"/>
      <text:p text:style-name="P5">Problem z plikiem polega na tym, że trudno mieć dostęp do wartości w nim występujących w obiegu postfiksowym. <text:s/>Trzeba więc samemu postarać się o stos i odkładać na nim to, do czego w przyszłości będziemy chcieli wrócić. </text:p>
      <text:p text:style-name="P5"/>
      <text:p text:style-name="P5">Przepisanie do tablicy i zastosowanie podanego wyżej rozwiązania powinno kosztować -3 punkty za duży koszt pamięciowy. Wielokrotne czytanie pliku powinno być uznane za poważniejszy błąd, proponuję odjąć 5 punktów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.2$Win32 OpenOffice.org_project/680m5$Build-9011</meta:generator>
    <meta:initial-creator>pch </meta:initial-creator>
    <meta:creation-date>2012-09-24T13:54:15</meta:creation-date>
    <dc:creator>pch </dc:creator>
    <dc:date>2012-11-30T14:06:14</dc:date>
    <meta:printed-by>pch </meta:printed-by>
    <meta:print-date>2012-09-24T14:12:53</meta:print-date>
    <dc:language>pl-PL</dc:language>
    <meta:editing-cycles>10</meta:editing-cycles>
    <meta:editing-duration>P3DT13H47M1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5" meta:paragraph-count="70" meta:word-count="1750" meta:character-count="11483"/>
  </office:meta>
</office:document-meta>
</file>